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de2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style:text-properties officeooo:paragraph-rsid="1044b2e0"/>
    </style:style>
    <style:style style:name="P51" style:family="paragraph" style:parent-style-name="Standard">
      <style:text-properties officeooo:paragraph-rsid="1090da41"/>
    </style:style>
    <style:style style:name="P52" style:family="paragraph" style:parent-style-name="Standard">
      <style:text-properties officeooo:paragraph-rsid="10929fde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Footnote">
      <style:text-properties officeooo:paragraph-rsid="10a5bb50"/>
    </style:style>
    <style:style style:name="P56" style:family="paragraph" style:parent-style-name="Standard">
      <style:text-properties officeooo:paragraph-rsid="101c0948"/>
    </style:style>
    <style:style style:name="P57" style:family="paragraph" style:parent-style-name="Standard">
      <style:text-properties officeooo:paragraph-rsid="10abd9a7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Footnote">
      <style:text-properties officeooo:paragraph-rsid="10c154ff"/>
    </style:style>
    <style:style style:name="P60" style:family="paragraph" style:parent-style-name="Footnote">
      <style:text-properties officeooo:paragraph-rsid="10cb2566"/>
    </style:style>
    <style:style style:name="P61" style:family="paragraph" style:parent-style-name="Standard">
      <style:text-properties officeooo:paragraph-rsid="1104ef98"/>
    </style:style>
    <style:style style:name="P62" style:family="paragraph" style:parent-style-name="Standard">
      <style:text-properties officeooo:paragraph-rsid="1108b64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1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8f58bd"/>
    </style:style>
    <style:style style:name="T266" style:family="text">
      <style:text-properties officeooo:rsid="0f95a7a0"/>
    </style:style>
    <style:style style:name="T267" style:family="text">
      <style:text-properties officeooo:rsid="105c8aaa"/>
    </style:style>
    <style:style style:name="T268" style:family="text">
      <style:text-properties officeooo:rsid="107e8e04"/>
    </style:style>
    <style:style style:name="T269" style:family="text">
      <style:text-properties officeooo:rsid="1083fa7a"/>
    </style:style>
    <style:style style:name="T27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3"><text:span text:style-name="T163">C</text:span><text:span text:style-name="T162">hecklist voor </text:span><text:span text:style-name="T164">de installatie</text:span><text:span text:style-name="T162"> van </text:span><text:span text:style-name="T168"><text:user-field-get text:name="Distro">AlmaLinux</text:user-field-get></text:span><text:span text:style-name="T170"><text:s/></text:span><text:span text:style-name="T168"><text:user-field-get text:name="Version">9.x</text:user-field-get></text:span><text:span text:style-name="T166"><text:note text:id="ftn1" text:note-class="footnote"><text:note-citation>1</text:note-citation><text:note-body><text:p text:style-name="P59"><text:span text:style-name="T243">D</text:span><text:span text:style-name="T241">eze </text:span><text:span text:style-name="T246"><text:user-field-get text:name="Distro">AlmaLinux</text:user-field-get></text:span><text:span text:style-name="T242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1"> wordt ondersteund tot </text:span><text:span text:style-name="T245">31 </text:span><text:span text:style-name="T244">mei</text:span><text:span text:style-name="T241"> 20</text:span><text:span text:style-name="T245">32</text:span><text:span text:style-name="T241">.</text:span></text:p></text:note-body></text:note></text:span><text:span text:style-name="T167"><text:s/></text:span><text:span text:style-name="T169">Desktop/</text:span><text:span text:style-name="T171">Workstation</text:span><text:span text:style-name="T165">.</text:span></text:p>
      <text:p text:style-name="P56"/>
      <text:p text:style-name="P8"/>
      <text:p text:style-name="P53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36"> <text:tab/><text:tab/></text:span><text:span text:style-name="T226"><draw:control text:anchor-type="as-char" svg:y="-0.4cm" draw:z-index="9" draw:name="Gebruiker 2" draw:style-name="gr2" draw:text-style-name="P71" svg:width="6.002cm" svg:height="0.5cm" draw:control="control8"><svg:title>Gebruiker</svg:title><svg:desc>Volledige naam, bijv. Jan Stek</svg:desc></draw:control></text:span><text:span text:style-name="T226"><text:tab/></text:span><text:span text:style-name="T227">b</text:span><text:span text:style-name="T258">ijv.</text:span><text:span text:style-name="T228"> </text:span><text:span text:style-name="T235">J</text:span><text:span text:style-name="T234">a</text:span><text:span text:style-name="T235">n </text:span><text:span text:style-name="T234">Jansen</text:span></text:p>
      <text:p text:style-name="P52"><text:span text:style-name="T8">&lt;</text:span><text:span text:style-name="T232">g</text:span><text:span text:style-name="T10">ebruikersnaam</text:span><text:span text:style-name="T8">&gt;</text:span><text:span text:style-name="T10"><text:tab/></text:span><text:span text:style-name="T230"><draw:control text:anchor-type="as-char" svg:y="-0.4cm" draw:z-index="10" draw:name="Gberuikersnaam 3" draw:style-name="gr2" draw:text-style-name="P71" svg:width="6.002cm" svg:height="0.5cm" draw:control="control9"><svg:title>Gebruikersnaam</svg:title><svg:desc>Korte naam, bijv. jan</svg:desc></draw:control></text:span><text:span text:style-name="T230"><text:tab/></text:span><text:span text:style-name="T231">b</text:span><text:span text:style-name="T261">ijv.</text:span><text:span text:style-name="T5"> </text:span><text:span text:style-name="T184">j</text:span><text:span text:style-name="T185">a</text:span><text:span text:style-name="T184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3"><text:tab/><text:tab/></text:span><text:span text:style-name="T10"><draw:control text:anchor-type="as-char" svg:y="-0.4cm" draw:z-index="11" draw:name="Computernaam 1" draw:style-name="gr2" draw:text-style-name="P71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0">ijv.</text:span><text:span text:style-name="T221"> </text:span><text:span text:style-name="T224">pc02</text:span></text:p>
      <text:p text:style-name="P2"><text:span text:style-name="T18">&lt;</text:span><text:span text:style-name="T220">g</text:span><text:span text:style-name="T219">ebruiker</text:span><text:span text:style-name="T18">&gt;</text:span><text:span text:style-name="T218"><text:tab/></text:span><text:span text:style-name="T222"><text:tab/></text:span><text:span text:style-name="T236"> <text:tab/><text:tab/></text:span><text:span text:style-name="T226"><draw:control text:anchor-type="as-char" svg:y="-0.4cm" draw:z-index="12" draw:name="Gebruiker 3" draw:style-name="gr2" draw:text-style-name="P71" svg:width="6.002cm" svg:height="0.5cm" draw:control="control11"><svg:title>Gebruiker</svg:title><svg:desc>Volledige naam, bijv. Jan Stek</svg:desc></draw:control></text:span><text:span text:style-name="T226"><text:tab/></text:span><text:span text:style-name="T227">e</text:span><text:span text:style-name="T259">vt.</text:span><text:span text:style-name="T229"> extra gebruikers</text:span></text:p>
      <text:p text:style-name="P57"><text:span text:style-name="T18">&lt;</text:span><text:span text:style-name="T220">g</text:span><text:span text:style-name="T219">ebruikersnaam</text:span><text:span text:style-name="T18">&gt;</text:span><text:span text:style-name="T218"><text:tab/></text:span><text:span text:style-name="T230"><draw:control text:anchor-type="as-char" svg:y="-0.4cm" draw:z-index="13" draw:name="Gberuikersnaam 4" draw:style-name="gr2" draw:text-style-name="P71" svg:width="6.002cm" svg:height="0.5cm" draw:control="control12"><svg:title>Gebruikersnaam</svg:title><svg:desc>Korte naam, bijv. jan</svg:desc></draw:control></text:span><text:span text:style-name="T230"><text:tab/></text:span><text:span text:style-name="T231">e</text:span><text:span text:style-name="T262">vt.</text:span><text:span text:style-name="T223"> extra gebruikers</text:span></text:p>
      <text:p text:style-name="P54"><text:span text:style-name="T270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8">Nog niet op Linux?</text:span></text:span><text:span text:style-name="T176"><text:tab/></text:span><text:span text:style-name="T180">G</text:span><text:span text:style-name="T177">ebruik </text:span><text:span text:style-name="Strong_20_Emphasis"><text:span text:style-name="T181">Checklist </text:span></text:span><text:span text:style-name="Strong_20_Emphasis"><text:span text:style-name="T182">overzetten</text:span></text:span><text:span text:style-name="T177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8"> onder </text:span><text:span text:style-name="Strong_20_Emphasis"><text:span text:style-name="T149">Linux</text:span></text:span><text:span text:style-name="T179">.</text:span></text:p>
      <text:p text:style-name="P25"><text:span text:style-name="Strong_20_Emphasis"><text:span text:style-name="T150">Nieuwe installatie?</text:span></text:span><text:span text:style-name="T145"><text:tab/></text:span><text:span text:style-name="T147">B</text:span><text:span text:style-name="T145">egin bij hoofdstuk </text:span><text:span text:style-name="Strong_20_Emphasis"><text:span text:style-name="T150"><text:bookmark-ref text:reference-format="page" text:ref-name="__RefNumPara__4009_1271708128">2</text:bookmark-ref></text:span></text:span><text:span text:style-name="Strong_20_Emphasis"><text:span text:style-name="T150"><text:s text:c="2"/></text:span></text:span><text:span text:style-name="Strong_20_Emphasis"><text:span text:style-name="T151"><text:bookmark-ref text:reference-format="text" text:ref-name="__RefNumPara__4009_1271708128">Installatie uitvoeren </text:bookmark-ref></text:span></text:span><text:span text:style-name="T146">.</text:span></text:p>
      <text:p text:style-name="P14"/>
      <text:p text:style-name="P14"/>
      <text:list text:style-name="L1">
        <text:list-item>
          <text:p text:style-name="P6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4" draw:name="Vorm3_0" draw:style-name="gr1" draw:text-style-name="P7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5" draw:name="Vorm3_ 2" draw:style-name="gr1" draw:text-style-name="P7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54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07">E</text:span><text:span text:style-name="T117">v</text:span><text:span text:style-name="T118">en</text:span><text:span text:style-name="T120">t</text:span><text:span text:style-name="T121">uele </text:span><text:span text:style-name="T122">extra </text:span><text:span text:style-name="T264">gebruiker</text:span><text:span text:style-name="T115">s</text:span><text:span text:style-name="T122"> aanmelden </text:span><text:span text:style-name="T123">en dezelfde stappen uitvoeren</text:span><text:span text:style-name="T119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4" draw:name="Vorm4" draw:style-name="gr1" draw:text-style-name="P7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3" text:note-class="footnote"><text:note-citation>3</text:note-citation><text:note-body><text:p text:style-name="P7">Druk op de Super-toets (Windows, Command, of Vergrootglas-toets) of klik in de linkerbovenhoek.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5" draw:name="Vorm 3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6" draw:name="Vorm 4" draw:style-name="gr1" draw:text-style-name="P7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47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83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0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7">Start de computer op vanaf</text:span><text:span text:style-name="T187"><text:note text:id="ftn4" text:note-class="footnote"><text:note-citation>1</text:note-citation><text:note-body><text:p text:style-name="P5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T129">Veelgebruikte toetsen: </text:span><text:span text:style-name="T138">Esc</text:span><text:span text:style-name="T131">, </text:span><text:span text:style-name="T138">Delete</text:span><text:span text:style-name="T131">, </text:span><text:span text:style-name="T138">F1</text:span><text:span text:style-name="T131">, </text:span><text:span text:style-name="T138">F2</text:span><text:span text:style-name="T131">, </text:span><text:span text:style-name="T138">F9</text:span><text:span text:style-name="T131">, </text:span><text:span text:style-name="T138">F10</text:span><text:span text:style-name="T131">, </text:span><text:span text:style-name="T138">F11</text:span><text:span text:style-name="T131">, of </text:span><text:span text:style-name="T138">F12</text:span></text:p></text:note-body></text:note></text:span><text:span text:style-name="T187"> </text:span><text:span text:style-name="T188">een </text:span><text:span text:style-name="T172"><text:user-field-get text:name="Distro">AlmaLinux</text:user-field-get></text:span><text:span text:style-name="T186"><text:s/></text:span><text:span text:style-name="T173"><text:user-field-get text:name="Version">9.x</text:user-field-get></text:span><text:span text:style-name="T173"><text:s/></text:span><text:span text:style-name="T174">Desktop/</text:span><text:span text:style-name="T175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6"><text:span text:style-name="T237">Vanaf ee</text:span>n <text:span text:style-name="T266">L</text:span>ive <text:span text:style-name="T265">USB</text:span><text:span text:style-name="T240">-stick</text:span><text:span text:style-name="T16"> </text:span>kunt <text:span text:style-name="T237">u opstarten en</text:span> <text:span text:style-name="T14">met </text:span><text:span text:style-name="T189"><text:user-field-get text:name="Distro">AlmaLinux</text:user-field-get></text:span><text:span text:style-name="T189"><text:s/></text:span>werken zonder enige bestanden op de harde schijf te wijzigen en maakt ook installatie van <text:span text:style-name="T189"><text:user-field-get text:name="Distro">AlmaLinux</text:user-field-get></text:span><text:span text:style-name="T189"><text:s/></text:span>mogelijk.</text:p></text:note-body></text:note></text:span><text:span text:style-name="T103"> </text:span><text:span text:style-name="T106">USB</text:span><text:span text:style-name="T104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tick</text:span><text:span text:style-name="T104"><text:note text:id="ftn6" text:note-class="footnote"><text:note-citation>3</text:note-citation><text:note-body><text:p text:style-name="P60"><text:span text:style-name="T114">Maak een opstartbare USB-stick</text:span><text:span text:style-name="T111">:</text:span><text:span text:style-name="Strong_20_Emphasis"><text:span text:style-name="T139"><text:line-break/></text:span></text:span><text:span text:style-name="Strong_20_Emphasis"><text:span text:style-name="T108">Download </text:span></text:span><text:span text:style-name="Strong_20_Emphasis"><text:span text:style-name="T113">een </text:span></text:span><text:span text:style-name="Strong_20_Emphasis"><text:span text:style-name="T116">Live Media</text:span></text:span><text:span text:style-name="terk_20_accent_20_voetnoot"><text:span text:style-name="T46"> </text:span></text:span><text:span text:style-name="terk_20_accent_20_voetnoot"><text:span text:style-name="T48">image</text:span></text:span><text:span text:style-name="Strong_20_Emphasis"><text:span text:style-name="T116"> </text:span></text:span><text:span text:style-name="terk_20_accent_20_voetnoot"><text:span text:style-name="T136">Alma</text:span></text:span><text:span text:style-name="terk_20_accent_20_voetnoot"><text:span text:style-name="T135">Linux </text:span></text:span><text:span text:style-name="terk_20_accent_20_voetnoot"><text:span text:style-name="T137">OS </text:span></text:span><text:span text:style-name="terk_20_accent_20_voetnoot"><text:span text:style-name="T135"><text:user-field-get text:name="Version">9.x</text:user-field-get></text:span></text:span><text:span text:style-name="Strong_20_Emphasis"><text:span text:style-name="T130"><text:s/></text:span></text:span><text:span text:style-name="terk_20_accent_20_voetnoot"><text:span text:style-name="T135">GNOME </text:span></text:span><text:span text:style-name="Strong_20_Emphasis"><text:span text:style-name="T109">vanaf </text:span></text:span><text:a xlink:type="simple" xlink:href="https://almalinux.org/" text:style-name="Internet_20_link" text:visited-style-name="Visited_20_Internet_20_Link"><text:span text:style-name="Strong_20_Emphasis"><text:span text:style-name="T239">almalinux.org</text:span></text:span></text:a><text:span text:style-name="Strong_20_Emphasis"><text:span text:style-name="T130">.</text:span></text:span><text:span text:style-name="Strong_20_Emphasis"><text:span text:style-name="T140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" text:style-name="Internet_20_link" text:visited-style-name="Visited_20_Internet_20_Link"><text:span text:style-name="T238">karelzimmer.nl</text:span></text:a><text:span text:style-name="T110">, onder </text:span><text:span text:style-name="terk_20_accent_20_voetnoot"><text:span text:style-name="T47">Linux</text:span></text:span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5">Start </text:span></text:span><text:span text:style-name="Strong_20_Emphasis"><text:span text:style-name="T36">Live</text:span></text:span><text:span text:style-name="Strong_20_Emphasis"><text:span text:style-name="T52"> </text:span></text:span><text:span text:style-name="Strong_20_Emphasis"><text:span text:style-name="T37"><text:user-field-get text:name="Distro">Alma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0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0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7">Bij</text:span><text:span text:style-name="T206"> </text:span><text:span text:style-name="Strong_20_Emphasis"><text:span text:style-name="T214">WEL</text:span></text:span><text:span text:style-name="Strong_20_Emphasis"><text:span text:style-name="T215">KOM</text:span></text:span><text:span text:style-name="Strong_20_Emphasis"><text:span text:style-name="T214"> </text:span></text:span><text:span text:style-name="Strong_20_Emphasis"><text:span text:style-name="T213">BIJ</text:span></text:span><text:span text:style-name="Strong_20_Emphasis"><text:span text:style-name="T205"> </text:span></text:span><text:span text:style-name="Strong_20_Emphasis"><text:span text:style-name="T211">ALMA</text:span></text:span><text:span text:style-name="Strong_20_Emphasis"><text:span text:style-name="T205">LINUX </text:span></text:span><text:span text:style-name="Strong_20_Emphasis"><text:span text:style-name="T205"><text:user-field-get text:name="Version">9.x</text:user-field-get></text:span></text:span><text:span text:style-name="T205"><text:s/>select</text:span><text:span text:style-name="T207">eer</text:span><text:span text:style-name="T208"> </text:span><text:span text:style-name="Strong_20_Emphasis"><text:span text:style-name="T212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2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0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Strong_20_Emphasis"><text:span text:style-name="T216">SYSTEEM</text:span></text:span><text:span text:style-name="T194"> </text:span><text:span text:style-name="T196">klik </text:span><text:span text:style-name="T194">op </text:span><text:span text:style-name="Strong_20_Emphasis"><text:span text:style-name="T216">Installatiebestemming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4">Controleer </text:span><text:span text:style-name="T197">de </text:span><text:span text:style-name="Strong_20_Emphasis"><text:span text:style-name="T217">Apparaatselectie</text:span></text:span><text:span text:style-name="T194"> en klik op </text:span><text:span text:style-name="Strong_20_Emphasis"><text:span text:style-name="T216">Klaar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0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T200">SYSTEEM</text:span><text:span text:style-name="T194"> </text:span><text:span text:style-name="T196">klik </text:span><text:span text:style-name="T194">op </text:span><text:span text:style-name="T200">Netwerk &amp; hostnaam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3">V</text:span><text:span text:style-name="T191">ul </text:span><text:span text:style-name="T192">in </text:span><text:span text:style-name="Strong_20_Emphasis"><text:span text:style-name="T195">Hostnaam</text:span></text:span><text:span text:style-name="T11"> &lt;computernaam&gt;</text:span><text:span text:style-name="T199"> </text:span><text:span text:style-name="T195">en klik op </text:span><text:span text:style-name="Strong_20_Emphasis"><text:span text:style-name="T201">Toepass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5">K</text:span><text:span text:style-name="T194">lik op </text:span><text:span text:style-name="T200">Klaar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0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6">O</text:span><text:span text:style-name="T194">nder</text:span><text:span text:style-name="T190"> </text:span><text:span text:style-name="Strong_20_Emphasis"><text:span text:style-name="T194">GEBRUIKERSINSTELLINGEN</text:span></text:span><text:span text:style-name="T194"> </text:span><text:span text:style-name="T196">klik </text:span><text:span text:style-name="T194">op </text:span><text:span text:style-name="T200">Gebruiker aanmake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7">Vul in </text:span><text:span text:style-name="Strong_20_Emphasis"><text:span text:style-name="Strong_20_Emphasis"><text:span text:style-name="T143">Volledige n</text:span></text:span></text:span><text:span text:style-name="Strong_20_Emphasis"><text:span text:style-name="T100">aam</text:span></text:span><text:span text:style-name="T82"> </text:span><text:span text:style-name="T18">&lt;</text:span><text:span text:style-name="T21">gebruiker</text:span><text:span text:style-name="T18">&gt;</text:span><text:span text:style-name="T83">, </text:span><text:span text:style-name="Strong_20_Emphasis"><text:span text:style-name="T141"><text:line-break/></text:span></text:span><text:span text:style-name="Strong_20_Emphasis"><text:span text:style-name="T99">Gebruikersnaam</text:span></text:span><text:span text:style-name="T82"> &lt;</text:span><text:span text:style-name="T7">gebruikersnaam&gt;</text:span><text:span text:style-name="T82">,</text:span></text:p>
            <text:p text:style-name="Standard"><text:span text:style-name="T85">vink aan </text:span><text:span text:style-name="Strong_20_Emphasis"><text:span text:style-name="T142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0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3">Begin installati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0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4">I</text:span></text:span><text:span text:style-name="Strong_20_Emphasis"><text:span text:style-name="T203">nstallatie </text:span></text:span><text:span text:style-name="Strong_20_Emphasis"><text:span text:style-name="T204">voltooi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0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9">Hers</text:span><text:span text:style-name="T26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8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80"><draw:control text:anchor-type="as-char" draw:z-index="2" draw:name="Vorm24" draw:style-name="gr1" draw:text-style-name="P7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1"><text:span text:style-name="T50">Aanmelden als </text:span><text:span text:style-name="T25">&lt;</text:span><text:span text:style-name="T26">gebruiker</text:span><text:span text:style-name="T25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0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0" svg:width="0.35cm" svg:height="0.35cm" draw:control="control16"/></text:span></text:p>
          </table:table-cell>
          <table:table-cell table:style-name="_33_._5f_Installatie_5f_afronden.C5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7" text:note-class="footnote"><text:note-citation>1</text:note-citation><text:note-body><text:p text:style-name="P27"><text:span text:style-name="T161">Druk op de Super-toets (Windows, Command, of Vergrootglas-toets) of klik in de linkerbovenhoek.</text:span><text:span text:style-name="T161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80"><draw:control text:anchor-type="as-char" draw:z-index="18" draw:name="Vorm 7" draw:style-name="gr1" draw:text-style-name="P7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48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8"><text:span text:style-name="Strong_20_Emphasis"><text:span text:style-name="T50"/></text:span></text:p>
      <text:list text:continue-numbering="true" text:style-name="L1">
        <text:list-item>
          <text:p text:style-name="P67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3" draw:name="Vorm40_0" draw:style-name="gr1" draw:text-style-name="P70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6" draw:name="Vorm40_ 1" draw:style-name="gr1" draw:text-style-name="P70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0">Aanmelden als </text:span><text:span text:style-name="T27">&lt;</text:span><text:span text:style-name="T28">gebruiker</text:span><text:span text:style-name="T27">&gt;</text:span><text:span text:style-name="T67"><text:note text:id="ftn8" text:note-class="footnote"><text:note-citation>1</text:note-citation><text:note-body><text:p text:style-name="P36"><text:span text:style-name="T132">E</text:span><text:span text:style-name="T134">ventuele extra </text:span><text:span text:style-name="T263">gebruiker</text:span><text:span text:style-name="T133">s </text:span><text:span text:style-name="T134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9"><draw:control text:anchor-type="as-char" draw:z-index="8" draw:name="Vorm13_ 1" draw:style-name="gr1" draw:text-style-name="P70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7">Volg de welkomstschermen.</text:span><text:span text:style-name="T250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19" draw:name="Vorm 8" draw:style-name="gr1" draw:text-style-name="P70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20" draw:name="Vorm 9" draw:style-name="gr1" draw:text-style-name="P70" svg:width="0.35cm" svg:height="0.35cm" draw:control="control19"/></text:span></text:span></text:p>
          </table:table-cell>
          <table:table-cell table:style-name="Tabel2.D5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9"><text:span text:style-name="Strong_20_Emphasis"><text:span text:style-name="T68"/></text:span></text:p>
      <text:p text:style-name="P23"/>
      <text:p text:style-name="P24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T158"><text:user-field-get text:name="Distro">AlmaLinux</text:user-field-get></text:span><text:span text:style-name="T156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49"> </text:span><text:span text:style-name="T154">is voltooid.</text:span></text:p>
      <text:p text:style-name="P3"/>
      <text:list text:style-name="L2">
        <text:list-header>
          <text:p text:style-name="P68"><text:span text:style-name="T252">Geschreven door </text:span><text:a xlink:type="simple" xlink:href="mailto:info@karelzimmer.nl?subject=Checklist%20installatie%20Linux" text:style-name="Internet_20_link" text:visited-style-name="Visited_20_Internet_20_Link"><text:span text:style-name="T253">Karel Zimmer</text:span></text:a><text:span text:style-name="T254">.</text:span></text:p>
          <text:p text:style-name="P69"><text:span text:style-name="T256">Licentie </text:span><text:span text:style-name="T254">C</text:span><text:span text:style-name="T255">C0</text:span><text:span text:style-name="T254"> 1.0 </text:span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3-13T12:55:19.516004528">13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5:19.394522342</dc:date>
    <meta:keyword>Installatie</meta:keyword>
    <meta:keyword>Checklist</meta:keyword>
    <meta:keyword>Linux</meta:keyword>
    <meta:editing-cycles>7026</meta:editing-cycles>
    <meta:editing-duration>P12DT22H29M25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73" meta:character-count="3425" meta:non-whitespace-character-count="3004"/>
    <meta:user-defined meta:name="Info 1"/>
    <meta:user-defined meta:name="Info 2"/>
    <meta:user-defined meta:name="Info 3"/>
    <meta:user-defined meta:name="Info 4"/>
  </office:meta>
</office:document-meta>
</file>